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color="#800000"/>
    </style:style>
    <style:style style:name="P4" style:family="paragraph" style:parent-style-name="Standard" style:list-style-name="L2">
      <style:text-properties fo:color="#800000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2">
      <style:text-properties fo:color="#000000"/>
    </style:style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>H4 Exporter Settings</text:p>
      <text:p text:style-name="Standard"/>
      <text:p text:style-name="Standard">World/Scene</text:p>
      <text:list xml:id="list33458210" text:style-name="L1">
        <text:list-item>
          <text:p text:style-name="P1">Consists of main corridors/rooms.</text:p>
        </text:list-item>
        <text:list-item>
          <text:p text:style-name="P3">Texture(s) can be included into the file unless instanced rooms use the baked texture as well, in which case 'Export Texture Files' should be enabled.</text:p>
        </text:list-item>
      </text:list>
      <text:p text:style-name="Standard"><text:tab/><text:span text:style-name="T1">Settings</text:span></text:p>
      <text:list xml:id="list33470930" text:style-name="L2">
        <text:list-item>
          <text:p text:style-name="P2"><text:span text:style-name="T3">Vertex data</text:span></text:p>
        </text:list-item>
        <text:list-item>
          <text:p text:style-name="P2"><text:span text:style-name="T3">Texture data</text:span></text:p>
        </text:list-item>
        <text:list-item>
          <text:p text:style-name="P4">Export Texture Files (only if there are instanced rooms that use the baked texture)</text:p>
        </text:list-item>
        <text:list-item>
          <text:p text:style-name="P10">PNG</text:p>
        </text:list-item>
      </text:list>
      <text:p text:style-name="Standard"/>
      <text:p text:style-name="Standard">Room Instance</text:p>
      <text:list xml:id="list33522142" text:style-name="L3">
        <text:list-item>
          <text:p text:style-name="P5">A common room HGM that is used multiple times throughout the level</text:p>
        </text:list-item>
      </text:list>
      <text:p text:style-name="Standard"><text:tab/><text:span text:style-name="T1">Settings</text:span></text:p>
      <text:list xml:id="list34121207" text:continue-list="list33470930" text:style-name="L2">
        <text:list-item>
          <text:p text:style-name="P2"><text:span text:style-name="T3">Vertex data</text:span></text:p>
        </text:list-item>
        <text:list-item>
          <text:p text:style-name="P2"><text:span text:style-name="T3">Texture data</text:span></text:p>
        </text:list-item>
        <text:list-item>
          <text:p text:style-name="P2"><text:span text:style-name="T3">Export Texture Files</text:span></text:p>
        </text:list-item>
        <text:list-item>
          <text:p text:style-name="P2"><text:span text:style-name="T3">PNG</text:span></text:p>
        </text:list-item>
      </text:list>
      <text:p text:style-name="Standard"><text:span text:style-name="T3"/></text:p>
      <text:p text:style-name="Standard"><text:span text:style-name="T3">Prefab Object</text:span></text:p>
      <text:list xml:id="list33543255" text:style-name="L4">
        <text:list-item>
          <text:p text:style-name="P6"><text:span text:style-name="T3">Object instance placed via locators into a level</text:span></text:p>
        </text:list-item>
      </text:list>
      <text:p text:style-name="Standard"><text:tab/><text:span text:style-name="T1">Settings</text:span></text:p>
      <text:list xml:id="list34132040" text:continue-list="list34121207" text:style-name="L2">
        <text:list-item>
          <text:p text:style-name="P2"><text:span text:style-name="T3">Vertex data</text:span></text:p>
        </text:list-item>
        <text:list-item>
          <text:p text:style-name="P2"><text:span text:style-name="T3">Texture data</text:span></text:p>
        </text:list-item>
        <text:list-item>
          <text:p text:style-name="P2"><text:span text:style-name="T3">Export Texture Files</text:span></text:p>
        </text:list-item>
        <text:list-item>
          <text:p text:style-name="P2"><text:span text:style-name="T3">TGA</text:span></text:p>
        </text:list-item>
      </text:list>
      <text:p text:style-name="Standard"><text:span text:style-name="T3"/></text:p>
      <text:p text:style-name="Standard"><text:span text:style-name="T3">Player Model</text:span></text:p>
      <text:list xml:id="list33554006" text:style-name="L5">
        <text:list-item>
          <text:p text:style-name="P7"><text:span text:style-name="T3">Bind pose file for main player</text:span></text:p>
        </text:list-item>
      </text:list>
      <text:p text:style-name="Standard"><text:tab/><text:span text:style-name="T1">Settings</text:span></text:p>
      <text:list xml:id="list34123705" text:continue-list="list34132040" text:style-name="L2">
        <text:list-item>
          <text:p text:style-name="P2"><text:span text:style-name="T3">Vertex data</text:span></text:p>
        </text:list-item>
        <text:list-item>
          <text:p text:style-name="P2"><text:span text:style-name="T3">Texture data</text:span></text:p>
        </text:list-item>
        <text:list-item>
          <text:p text:style-name="P2"><text:span text:style-name="T3">Normal data</text:span></text:p>
        </text:list-item>
        <text:list-item>
          <text:p text:style-name="P4"><text:span text:style-name="T3">Export All Textures (if there is other textures to swap during the game)</text:span></text:p>
        </text:list-item>
        <text:list-item>
          <text:p text:style-name="P2"><text:span text:style-name="T3">Export Texture Files</text:span></text:p>
        </text:list-item>
        <text:list-item>
          <text:p text:style-name="P2"><text:span text:style-name="T3">TGA</text:span></text:p>
        </text:list-item>
      </text:list>
      <text:p text:style-name="Standard"><text:span text:style-name="T3"/></text:p>
      <text:p text:style-name="Standard"><text:span text:style-name="T3">Enemy Model</text:span></text:p>
      <text:list xml:id="list34119084" text:continue-list="list33554006" text:style-name="L5">
        <text:list-item>
          <text:p text:style-name="P7"><text:span text:style-name="T3">Bind pose file for main player</text:span></text:p>
        </text:list-item>
      </text:list>
      <text:p text:style-name="Standard"><text:tab/><text:span text:style-name="T1">Settings</text:span></text:p>
      <text:list xml:id="list33562331" text:style-name="L6">
        <text:list-item>
          <text:p text:style-name="P8"><text:span text:style-name="T3">Vertex data</text:span></text:p>
        </text:list-item>
        <text:list-item>
          <text:p text:style-name="P8"><text:span text:style-name="T3">Texture data</text:span></text:p>
        </text:list-item>
        <text:list-item>
          <text:p text:style-name="P8"><text:span text:style-name="T3">Normal data</text:span></text:p>
        </text:list-item>
        <text:list-item>
          <text:p text:style-name="P8"><text:span text:style-name="T3">Export All Textures</text:span></text:p>
        </text:list-item>
        <text:list-item>
          <text:p text:style-name="P8"><text:span text:style-name="T3">Export Texture Files</text:span></text:p>
        </text:list-item>
        <text:list-item>
          <text:p text:style-name="P8"><text:span text:style-name="T3">TGA</text:span></text:p>
        </text:list-item>
      </text:list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>Nav mesh</text:span></text:p>
      <text:list xml:id="list34109615" text:continue-list="list34119084" text:style-name="L5">
        <text:list-item>
          <text:p text:style-name="P7"><text:span text:style-name="T3">This may not be the final solution but will be used until something new replaces it</text:span></text:p>
        </text:list-item>
      </text:list>
      <text:p text:style-name="Standard"><text:tab/><text:span text:style-name="T1">Settings</text:span></text:p>
      <text:list xml:id="list34135043" text:continue-list="list33562331" text:style-name="L6">
        <text:list-item>
          <text:p text:style-name="P8"><text:span text:style-name="T3">Vertex data</text:span></text:p>
        </text:list-item>
      </text:list>
      <text:p text:style-name="Standard"><text:span text:style-name="T3"/></text:p>
      <text:p text:style-name="Standard"><text:span text:style-name="T3"/></text:p>
      <text:p text:style-name="P15"><text:span text:style-name="T2">PVR Encoding</text:span></text:p>
      <text:p text:style-name="Standard"><text:span text:style-name="T3"/></text:p>
      <text:p text:style-name="Standard"><text:span text:style-name="T3">Always make sure to encode with mipmaps. </text:span></text:p>
      <text:p text:style-name="Standard"><text:span text:style-name="T3"/></text:p>
      <text:p text:style-name="Standard"><text:span text:style-name="T3">If a texture does not require an alpha channel untick the 'A' value before encoding to save bandwidth when textures are uploaded.</text:span></text:p>
      <text:p text:style-name="Standard"><text:span text:style-name="T3"/></text:p>
      <text:p text:style-name="Standard"><text:span text:style-name="T3">World/Scene</text:span></text:p>
      <text:list xml:id="list33590023" text:style-name="L7">
        <text:list-item>
          <text:p text:style-name="P9"><text:span text:style-name="T3">Optional – If texture files are external you can encode to 4Bpp PVR (or stay as PNG for quality). Use the full quality TGA to encode from, not the exported PNG</text:span></text:p>
        </text:list-item>
      </text:list>
      <text:p text:style-name="Standard"><text:span text:style-name="T3"/></text:p>
      <text:p text:style-name="Standard"><text:span text:style-name="T3">Room Instance</text:span></text:p>
      <text:list xml:id="list34106401" text:continue-numbering="true" text:style-name="L7">
        <text:list-item>
          <text:p text:style-name="P9"><text:span text:style-name="T3">Optional – You can encode to 4Bpp PVR (or stay as PNG for quality). Use the full quality TGA to encode from, not the exported PNG</text:span></text:p>
        </text:list-item>
      </text:list>
      <text:p text:style-name="Standard"><text:span text:style-name="T3"/></text:p>
      <text:p text:style-name="Standard"><text:span text:style-name="T3">Prefab/Gibs Object</text:span></text:p>
      <text:list xml:id="list33645222" text:style-name="L8">
        <text:list-item>
          <text:p text:style-name="P11"><text:span text:style-name="T3">Use 2Bpp on smaller objects and 4Bpp on larger objects</text:span></text:p>
        </text:list-item>
      </text:list>
      <text:p text:style-name="Standard"><text:span text:style-name="T3"/></text:p>
      <text:p text:style-name="Standard"><text:span text:style-name="T3">Player Model</text:span></text:p>
      <text:list xml:id="list33634763" text:style-name="L9">
        <text:list-item>
          <text:p text:style-name="P12"><text:span text:style-name="T3">Main player body texture – 4Bpp</text:span></text:p>
        </text:list-item>
        <text:list-item>
          <text:p text:style-name="P12"><text:span text:style-name="T3">Gun(s) – 2Bpp</text:span></text:p>
        </text:list-item>
      </text:list>
      <text:p text:style-name="Standard"><text:span text:style-name="T3"/></text:p>
      <text:p text:style-name="Standard"><text:span text:style-name="T3">Enemy Model</text:span></text:p>
      <text:list xml:id="list33658765" text:style-name="L10">
        <text:list-item>
          <text:p text:style-name="P13"><text:span text:style-name="T3">Main body textures (all types) – 4Bpp</text:span></text:p>
        </text:list-item>
        <text:list-item>
          <text:p text:style-name="P13"><text:span text:style-name="T3">Stumps – 2Bpp</text:span></text:p>
        </text:list-item>
      </text:list>
      <text:p text:style-name="Standard"><text:span text:style-name="T3"/></text:p>
      <text:p text:style-name="Standard"><text:span text:style-name="T3">Decals / Shadows</text:span></text:p>
      <text:list xml:id="list33650390" text:style-name="L11">
        <text:list-item>
          <text:p text:style-name="P14"><text:span text:style-name="T3">2Bpp</text:span></text:p>
        </text:list-item>
      </text:list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8T13:34:08.03</meta:creation-date>
    <dc:date>2010-02-08T14:00:37.12</dc:date>
    <meta:editing-duration>PT00H11M16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2" meta:paragraph-count="62" meta:word-count="340" meta:character-count="1742"/>
    <meta:user-defined meta:name="Info 1"/>
    <meta:user-defined meta:name="Info 2"/>
    <meta:user-defined meta:name="Info 3"/>
    <meta:user-defined meta:name="Info 4"/>
  </office:meta>
</office:document-meta>
</file>